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Quicksand" svg:font-family="Quicksand, Cantarell, 'Open Sans', 'Helvetica Neue', sans-serif"/>
    <style:font-face style:name="Times New Roman" svg:font-family="'Times New Roman'"/>
  </office:font-face-decls>
  <office:automatic-styles>
    <style:style style:name="P1" style:family="paragraph" style:parent-style-name="Heading_20_2">
      <style:text-properties fo:font-variant="normal" fo:text-transform="none" fo:color="#485365" loext:opacity="100%" style:font-name="Quicksand" fo:font-size="9pt" fo:letter-spacing="normal" fo:font-style="normal" fo:font-weight="normal" fo:background-color="#f4eed7" loext:padding="0cm" loext:border="none"/>
    </style:style>
    <style:style style:name="P2"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485365" loext:opacity="100%" style:font-name="Quicksand" fo:font-size="9pt" fo:letter-spacing="normal" fo:font-style="normal" fo:font-weight="normal" loext:padding="0cm" loext:border="none"/>
    </style:style>
    <style:style style:name="P3"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485365" loext:opacity="100%" style:font-name="Quicksand" fo:font-size="9pt" fo:letter-spacing="normal" fo:font-style="normal" fo:font-weight="normal" fo:background-color="#f4eed7" loext:padding="0cm" loext:border="none"/>
    </style:style>
    <style:style style:name="P4"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485365" loext:opacity="100%" style:font-name="Quicksand" fo:font-size="9pt" fo:letter-spacing="normal" fo:font-style="normal" fo:font-weight="normal" fo:background-color="#daf0b2" loext:padding="0cm" loext:border="none"/>
    </style:style>
    <style:style style:name="P5"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485365" loext:opacity="100%" style:font-name="Quicksand" fo:font-size="9pt" fo:letter-spacing="normal" fo:font-style="normal" style:text-underline-style="solid" style:text-underline-width="auto" style:text-underline-color="font-color" fo:font-weight="normal" fo:background-color="#f4eed7" loext:padding="0cm" loext:border="none"/>
    </style:style>
    <style:style style:name="P6"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485365" loext:opacity="100%" style:font-name="Quicksand" fo:font-size="9pt" fo:letter-spacing="normal" fo:font-style="normal" style:text-underline-style="solid" style:text-underline-width="auto" style:text-underline-color="font-color" fo:font-weight="bold" fo:background-color="#f4eed7" loext:padding="0cm" loext:border="none"/>
    </style:style>
    <style:style style:name="P7" style:family="paragraph" style:parent-style-name="Standard">
      <style:text-properties officeooo:rsid="00021ad5" officeooo:paragraph-rsid="00021ad5"/>
    </style:style>
    <style:style style:name="P8" style:family="paragraph" style:parent-style-name="Standard">
      <style:paragraph-properties fo:text-align="center" style:justify-single-word="false" fo:break-before="page"/>
      <style:text-properties officeooo:rsid="00021ad5" officeooo:paragraph-rsid="00021ad5"/>
    </style:style>
    <style:style style:name="P9" style:family="paragraph" style:parent-style-name="Standard">
      <style:text-properties officeooo:rsid="00037b59" officeooo:paragraph-rsid="00037b59"/>
    </style:style>
    <style:style style:name="P10" style:family="paragraph" style:parent-style-name="Standard">
      <style:text-properties officeooo:rsid="0003fe26" officeooo:paragraph-rsid="0003fe26"/>
    </style:style>
    <style:style style:name="P11" style:family="paragraph" style:parent-style-name="Standard">
      <style:text-properties officeooo:paragraph-rsid="0003fe26"/>
    </style:style>
    <style:style style:name="P12" style:family="paragraph" style:parent-style-name="Standard">
      <style:text-properties officeooo:rsid="000708c0" officeooo:paragraph-rsid="000708c0"/>
    </style:style>
    <style:style style:name="P13" style:family="paragraph" style:parent-style-name="Standard">
      <style:text-properties officeooo:rsid="00073534" officeooo:paragraph-rsid="00073534"/>
    </style:style>
    <style:style style:name="P14" style:family="paragraph" style:parent-style-name="Standard">
      <style:text-properties officeooo:rsid="000986e2" officeooo:paragraph-rsid="000986e2"/>
    </style:style>
    <style:style style:name="T1" style:family="text">
      <style:text-properties fo:background-color="#ffccf2" loext:char-shading-value="0"/>
    </style:style>
    <style:style style:name="T2" style:family="text">
      <style:text-properties fo:background-color="#f4eed7" loext:char-shading-value="0"/>
    </style:style>
    <style:style style:name="T3" style:family="text">
      <style:text-properties officeooo:rsid="0003fe26"/>
    </style:style>
    <style:style style:name="T4"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5" style:family="text">
      <style:text-properties fo:font-variant="normal" fo:text-transform="none" fo:color="#000000" loext:opacity="100%" style:font-name="Liberation Serif" fo:font-size="12pt" fo:letter-spacing="normal" fo:font-style="normal" fo:font-weight="normal" officeooo:rsid="0008b9ac" style:font-size-asian="12pt" style:font-size-complex="12pt"/>
    </style:style>
    <style:style style:name="T6" style:family="text">
      <style:text-properties officeooo:rsid="0004e03c"/>
    </style:style>
    <style:style style:name="T7" style:family="text">
      <style:text-properties officeooo:rsid="0006d03a"/>
    </style:style>
    <style:style style:name="T8" style:family="text">
      <style:text-properties officeooo:rsid="000708c0"/>
    </style:style>
    <style:style style:name="T9" style:family="text">
      <style:text-properties officeooo:rsid="00073534"/>
    </style:style>
    <style:style style:name="T10" style:family="text">
      <style:text-properties officeooo:rsid="000851eb"/>
    </style:style>
    <style:style style:name="T11" style:family="text">
      <style:text-properties officeooo:rsid="0008b9ac"/>
    </style:style>
    <style:style style:name="T12" style:family="text">
      <style:text-properties officeooo:rsid="000b1703"/>
    </style:style>
    <style:style style:name="T13" style:family="text">
      <style:text-properties officeooo:rsid="000c4994"/>
    </style:style>
    <style:style style:name="T14" style:family="text">
      <style:text-properties officeooo:rsid="000d77c9"/>
    </style:style>
    <style:style style:name="T15" style:family="text">
      <style:text-properties officeooo:rsid="000d7fc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BILAN RALLYE MATHS - MARS 2025 - REP BARBUSSE</text:h>
      <text:section text:style-name="Sect1" text:name="magicdomid3">
        <text:p text:style-name="P2"><text:line-break/></text:p>
      </text:section>
      <text:section text:style-name="Sect1" text:name="magicdomid4">
        <text:p text:style-name="P2"><text:line-break/></text:p>
      </text:section>
      <text:section text:style-name="Sect1" text:name="magicdomid5">
        <text:p text:style-name="P6">1. POINTS DE RÉUSSITE</text:p>
      </text:section>
      <text:section text:style-name="Sect1" text:name="magicdomid6">
        <text:p text:style-name="P3">- SUR LE PLAN RELATIONNEL</text:p>
      </text:section>
      <text:section text:style-name="Sect1" text:name="magicdomid7">
        <text:p text:style-name="P2"><text:line-break/></text:p>
      </text:section>
      <text:section text:style-name="Sect1" text:name="magicdomid8">
        <text:p text:style-name="P4">La mise en relation des professeurs de mathématiques de Barbusse avec la coordonnatrice REP.</text:p>
      </text:section>
      <text:section text:style-name="Sect1" text:name="magicdomid9">
        <text:p text:style-name="P2"><text:line-break/></text:p>
      </text:section>
      <text:section text:style-name="Sect1" text:name="magicdomid10">
        <text:p text:style-name="P3">- SUR LE PLAN DES MATHS</text:p>
      </text:section>
      <text:section text:style-name="Sect1" text:name="magicdomid11">
        <text:p text:style-name="P2"><text:line-break/></text:p>
      </text:section>
      <text:section text:style-name="Sect1" text:name="magicdomid12">
        <text:p text:style-name="P4">Les élèves ont dû communiquer avec des élèves qu'ils ne connaissaient très peu sur les mathématiques.</text:p>
      </text:section>
      <text:section text:style-name="Sect1" text:name="magicdomid13">
        <text:p text:style-name="P2"><text:line-break/></text:p>
      </text:section>
      <text:section text:style-name="Sect1" text:name="magicdomid14">
        <text:p text:style-name="P3">- SUR LE PLAN ORGANISATIONNEL</text:p>
      </text:section>
      <text:section text:style-name="Sect1" text:name="magicdomid15">
        <text:p text:style-name="P2"><text:line-break/></text:p>
      </text:section>
      <text:section text:style-name="Sect1" text:name="magicdomid16">
        <text:p text:style-name="P4">Sur une petite période de temps, nous avons réussi à mettre en place le rallye.</text:p>
      </text:section>
      <text:section text:style-name="Sect1" text:name="magicdomid17">
        <text:p text:style-name="P2"><text:line-break/></text:p>
      </text:section>
      <text:section text:style-name="Sect1" text:name="magicdomid18">
        <text:p text:style-name="P5">2. POINT DE FRAGILITÉS:</text:p>
      </text:section>
      <text:section text:style-name="Sect1" text:name="magicdomid19">
        <text:p text:style-name="P2"><text:line-break/></text:p>
      </text:section>
      <text:section text:style-name="Sect1" text:name="magicdomid20">
        <text:p text:style-name="P3">- SUR LEPLAN RELATIONNEL</text:p>
      </text:section>
      <text:section text:style-name="Sect1" text:name="magicdomid21">
        <text:p text:style-name="P2"><text:line-break/></text:p>
      </text:section>
      <text:section text:style-name="Sect1" text:name="magicdomid22">
        <text:p text:style-name="P4">Il a manqué un/des temps de concertation entre les professeurs du premier et du second degré.</text:p>
      </text:section>
      <text:section text:style-name="Sect1" text:name="magicdomid23">
        <text:p text:style-name="P2"><text:line-break/></text:p>
      </text:section>
      <text:section text:style-name="Sect1" text:name="magicdomid24">
        <text:p text:style-name="P3">- SUR LE PLAN DES MATHS</text:p>
      </text:section>
      <text:section text:style-name="Sect1" text:name="magicdomid25">
        <text:p text:style-name="P2"><text:line-break/></text:p>
      </text:section>
      <text:section text:style-name="Sect1" text:name="magicdomid26">
        <text:p text:style-name="P2"><text:span text:style-name="T1">- </text:span><text:span text:style-name="T2">SUR LE PLAN ORGANSIATIONNEL</text:span></text:p>
      </text:section>
      <text:section text:style-name="Sect1" text:name="magicdomid27">
        <text:p text:style-name="P4">Les élèves de sixième qui ont fait le rallye le matin n'ont pas eu de récré à 10h15.</text:p>
      </text:section>
      <text:section text:style-name="Sect1" text:name="magicdomid28">
        <text:p text:style-name="P4">Il manquait de temps dans ma salle du matin afin d'installer les tables comme il y avait un cours avant.</text:p>
      </text:section>
      <text:section text:style-name="Sect1" text:name="magicdomid29">
        <text:p text:style-name="P6">3. PERSECTIVES/ PISTES D'AMÉLIORATION</text:p>
      </text:section>
      <text:section text:style-name="Sect1" text:name="magicdomid30">
        <text:p text:style-name="P4">Une remise de prix (?)</text:p>
      </text:section>
      <text:section text:style-name="Sect1" text:name="magicdomid31">
        <text:p text:style-name="P4">Une deuxième édition l'année prochaine, avec si c'est possible un créneau de 2h afin de pouvoir organiser tranquillement les tables, de prévoir les retard et aussi d'avoir le temps de se concerter avec les élèves, les professeurs des écoles à la fin de l'épreuve.</text:p>
      </text:section>
      <text:p text:style-name="Standard"/>
      <text:p text:style-name="P8">Point EDD</text:p>
      <text:p text:style-name="P7"/>
      <text:p text:style-name="P9">Ensemble des actions faites depuis le début de l’année</text:p>
      <text:p text:style-name="P9"/>
      <text:p text:style-name="P9">• élection d’éco-délégués dans chaque classe</text:p>
      <text:p text:style-name="P13">• vente de gâteaux <text:span text:style-name="T10">à destination de BanqueAlimentaire ; intervention de l’association sur le sujet du gaspillage alimentaire</text:span></text:p>
      <text:p text:style-name="P10">• réalisation d’une <text:span text:style-name="T10">petite</text:span> vidéo qui présente les espaces dédiés à l’EDD au collège → diffusée lors des visites des CM2</text:p>
      <text:p text:style-name="P11"><text:span text:style-name="T3">• premier ramassage de déchets dans la cour, bientôt un deuxième ramassage et potentiellem</text:span><text:span text:style-name="T6">e</text:span><text:span text:style-name="T3">nt la création de poubelles à choix + affiches avec l’aide d’</text:span><text:span text:style-name="T11">un</text:span><text:span text:style-name="T3"> dispositif</text:span><text:span text:style-name="T4"> </text:span><text:span text:style-name="T5">pédagogique </text:span><text:span text:style-name="T4">de Plaine Commune </text:span><text:span text:style-name="T5">dédié aux déchets</text:span></text:p>
      <text:p text:style-name="P11"><text:span text:style-name="T5"/></text:p>
      <text:p text:style-name="P14"><text:span text:style-name="T5">R</text:span><text:span text:style-name="T4">etour du printemps :</text:span></text:p>
      <text:p text:style-name="P10">• <text:span text:style-name="T7">atelier : </text:span><text:span text:style-name="T8">planter des graines aromatiques</text:span></text:p>
      <text:p text:style-name="P12">• atelier : planter des fleurs avec C<text:span text:style-name="T12">onnaître et Protéger la Nature « </text:span><text:span text:style-name="T13">Une prairie pour les papillons, les abeilles et cie » </text:span><text:span text:style-name="T14">(bleuet des champs, carotte sauvage, phacélie, marguerite, trèfle viole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Quicksand" svg:font-family="Quicksand, Cantarell, 'Open Sans', 'Helvetica Neue', sans-serif"/>
    <style:font-face style:name="Times New Roman" svg:font-family="'Times New 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27T14:58:41.858000000</meta:creation-date>
    <dc:date>2025-03-27T16:31:18.934000000</dc:date>
    <meta:editing-duration>PT1H32M29S</meta:editing-duration>
    <meta:editing-cycles>15</meta:editing-cycles>
    <meta:generator>LibreOffice/7.4.3.2$Windows_X86_64 LibreOffice_project/1048a8393ae2eeec98dff31b5c133c5f1d08b890</meta:generator>
    <meta:document-statistic meta:table-count="0" meta:image-count="0" meta:object-count="0" meta:page-count="2" meta:paragraph-count="39" meta:word-count="332" meta:character-count="1953" meta:non-whitespace-character-count="1636"/>
  </office:meta>
</office:document-meta>
</file>